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67cm"/>
    </style:style>
    <style:style style:name="co2" style:family="table-column">
      <style:table-column-properties fo:break-before="auto" style:column-width="8.5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5.711cm" fo:break-before="auto" style:use-optimal-row-height="false"/>
    </style:style>
    <style:style style:name="ro3" style:family="table-row">
      <style:table-row-properties style:row-height="2.473cm" fo:break-before="auto" style:use-optimal-row-height="false"/>
    </style:style>
    <style:style style:name="ro4" style:family="table-row">
      <style:table-row-properties style:row-height="1.473cm" fo:break-before="auto" style:use-optimal-row-height="false"/>
    </style:style>
    <style:style style:name="ro5" style:family="table-row">
      <style:table-row-properties style:row-height="2.29cm" fo:break-before="auto" style:use-optimal-row-height="false"/>
    </style:style>
    <style:style style:name="ro6" style:family="table-row">
      <style:table-row-properties style:row-height="2.184cm" fo:break-before="auto" style:use-optimal-row-height="false"/>
    </style:style>
    <style:style style:name="ro7" style:family="table-row">
      <style:table-row-properties style:row-height="1.711cm" fo:break-before="auto" style:use-optimal-row-height="false"/>
    </style:style>
    <style:style style:name="ro8" style:family="table-row">
      <style:table-row-properties style:row-height="1.868cm" fo:break-before="auto" style:use-optimal-row-height="false"/>
    </style:style>
    <style:style style:name="ro9" style:family="table-row">
      <style:table-row-properties style:row-height="1.762cm" fo:break-before="auto" style:use-optimal-row-height="false"/>
    </style:style>
    <style:style style:name="ro10" style:family="table-row">
      <style:table-row-properties style:row-height="1.974cm" fo:break-before="auto" style:use-optimal-row-height="false"/>
    </style:style>
    <style:style style:name="ro11" style:family="table-row">
      <style:table-row-properties style:row-height="1.632cm" fo:break-before="auto" style:use-optimal-row-height="false"/>
    </style:style>
    <style:style style:name="ro12" style:family="table-row">
      <style:table-row-properties style:row-height="1.579cm" fo:break-before="auto" style:use-optimal-row-height="false"/>
    </style:style>
    <style:style style:name="ro13" style:family="table-row">
      <style:table-row-properties style:row-height="2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Daily chat 16/12/2020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Posts</text:p>
          </table:table-cell>
          <table:table-cell office:value-type="string" calcext:value-type="string">
            <text:p>Correc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ello great team.</text:p>
            <text:p>Prostitution is the act of exchanging one's body for monetary remuneration or any other benefit.  </text:p>
            <text:p>It is usually caused by difficult living conditions, including misery, famine and unemployment, which lead these people to <text:span text:style-name="T1">do</text:span> it, to improve their living conditions.  </text:p>
            <text:p>Moreover, looking for easy money leads people to do it. But bad <text:span text:style-name="T1">company</text:span> can also be the cause, because having people around you, who do it and seeing them getting many money, leads some people to be tempted by this scourge.  </text:p>
            <text:p>To fight against prostitution, we need strong actions such as closing places of prostitution and laws that punish actors.</text:p>
          </table:table-cell>
          <table:table-cell table:style-name="ce6" office:value-type="string" calcext:value-type="string">
            <text:p>companionhip ;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You have given many causes, but I was wondering about some such as the media or the lack of sex education, I don't really see why they can be causes?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serious for pleasure? for them I propose that <text:span text:style-name="T1">they be interned i</text:span>n centers for Sex Addict. What do you think ?</text:p>
          </table:table-cell>
          <table:table-cell table:style-name="ce7" office:value-type="string" calcext:value-type="string">
            <text:p>they could be interned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indeed, communication between parents and children is necessary. I would also like to add that some parents flee their responsibilities because of poverty, for example, their daughters have an expensive motorcycles and phones, however <text:span text:style-name="T1">they don’t have work or any activities,</text:span> but let them do without <text:span text:style-name="T1">say</text:span> nothing and don't even try to find out where the money is coming from.</text:p>
          </table:table-cell>
          <table:table-cell table:style-name="ce7" office:value-type="string" calcext:value-type="string">
            <text:p>they don’t work ;saying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Good , polygamy can indeed be an alternative to prostitution, <text:span text:style-name="T1">if more women gain a home there will be less prostitution</text:span>.</text:p>
          </table:table-cell>
          <table:table-cell table:style-name="ce7" office:value-type="string" calcext:value-type="string">
            <text:p>if more women gained a home, prostitution would be reduced.</text:p>
          </table:table-cell>
          <table:table-cell table:number-columns-repeated="1022"/>
        </table:table-row>
        <table:table-row table:style-name="ro7">
          <table:table-cell table:style-name="ce4" office:value-type="string" calcext:value-type="string">
            <text:p>I think even with less unemployment many will continue to prostitute themselves because <text:span text:style-name="T1">some see it as easy money. </text:span>I think we should ban and sanction them.</text:p>
          </table:table-cell>
          <table:table-cell table:style-name="ce7" office:value-type="string" calcext:value-type="string">
            <text:p>some of them are seeing it is an easy money.</text:p>
          </table:table-cell>
          <table:table-cell table:number-columns-repeated="1022"/>
        </table:table-row>
        <table:table-row table:style-name="ro8">
          <table:table-cell table:style-name="ce4" office:value-type="string" calcext:value-type="string">
            <text:p>I agree with you, above all we need laws that strongly penalize prostitution but also actors such as pimps I think they are the real problems.</text:p>
          </table:table-cell>
          <table:table-cell table:number-columns-repeated="1023"/>
        </table:table-row>
        <table:table-row table:style-name="ro9">
          <table:table-cell table:style-name="ce4" office:value-type="string" calcext:value-type="string">
            <text:p>Yes it is true that there are also men who practice prostitution they also do it for money but in our society I do not think that it is so widespread<text:span text:style-name="T1">?</text:span> It is especially the women prostitution which is the most visible.</text:p>
          </table:table-cell>
          <table:table-cell table:number-columns-repeated="1023"/>
        </table:table-row>
        <table:table-row table:style-name="ro10">
          <table:table-cell table:style-name="ce4" office:value-type="string" calcext:value-type="string">
            <text:p>Tatie Firyaal Peggy Hema I think it's not prohibited yet <text:span text:style-name="T1">because</text:span> as Marius Tegawende Zongo said <text:span text:style-name="T1">because of </text:span>the customers, In my opinion I think a lot of people are not against it that's why there is no action against.</text:p>
          </table:table-cell>
          <table:table-cell table:number-columns-repeated="1023"/>
        </table:table-row>
        <table:table-row table:style-name="ro11">
          <table:table-cell table:style-name="ce4" office:value-type="string" calcext:value-type="string">
            <text:p>so in this case the game is over 😅 so there is nothing more we can do</text:p>
          </table:table-cell>
          <table:table-cell table:number-columns-repeated="1023"/>
        </table:table-row>
        <table:table-row table:style-name="ro12">
          <table:table-cell table:style-name="ce4" office:value-type="string" calcext:value-type="string">
            <text:p>This is why we have <text:span text:style-name="T1">cited</text:span> another cause which is the pursuit of easy money because some people think that it is not really a job and that it is just easy to give their body and get money. This is why we can say that it is laziness and a lack of will to fight for success.</text:p>
          </table:table-cell>
          <table:table-cell table:style-name="ce7" office:value-type="string" calcext:value-type="string">
            <text:p>listed 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3">
          <table:table-cell table:style-name="ce4" office:value-type="string" calcext:value-type="string">
            <text:p>I mean that a center to help addicts in sex in general, such as detoxification centers used for drug addicts.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22:11:26.447078416</meta:creation-date>
    <dc:date>2021-02-24T23:08:48.057911333</dc:date>
    <meta:editing-duration>PT47M10S</meta:editing-duration>
    <meta:editing-cycles>6</meta:editing-cycles>
    <meta:generator>LibreOffice/6.4.2.2$Linux_X86_64 LibreOffice_project/40$Build-2</meta:generator>
    <meta:document-statistic meta:table-count="1" meta:cell-count="21" meta:object-count="0"/>
  </office:meta>
</office:document-meta>
</file>